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ce style:name="Times" svg:font-family="Times"/>
    <style:font-face style:name="Times New Roman" svg:font-family="'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style style:name="P2" style:family="paragraph" style:parent-style-name="Standard">
      <style:paragraph-properties fo:text-align="center" style:justify-single-word="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variant="normal" fo:text-transform="none" fo:color="#000000" style:text-position="0% 100%" style:font-name="Times" fo:letter-spacing="normal"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6"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11"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13" style:family="paragraph">
      <style:paragraph-properties text:enable-numbering="false" fo:margin-left="0in" fo:margin-right="0in" fo:margin-top="0in" fo:margin-bottom="0in" fo:line-height="100%" fo:text-align="center" fo:text-indent="0in"/>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5" style:family="paragraph">
      <style:paragraph-properties text:enable-numbering="false" fo:margin-left="0in" fo:margin-right="0in" fo:margin-top="0in" fo:margin-bottom="0in" fo:line-height="100%" fo:text-indent="0in"/>
    </style:style>
    <style:style style:name="P1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nguages and Machines</text:p>
      <text:p text:style-name="P4">Chapter 12: problem 1, 4, 6, 10, 12, 13, 15, 16cd, 17cd, 19</text:p>
      <text:p text:style-name="P2"/>
      <text:p text:style-name="P3">1.</text:p>
      <text:p text:style-name="P6"><draw:g text:anchor-type="paragraph" draw:z-index="0" draw:style-name="gr1"><draw:custom-shape draw:style-name="gr2" draw:text-style-name="P14" xml:id="id2" draw:id="id2" svg:width="0.5004in" svg:height="0.5004in" svg:x="2.9547in" svg:y="0.4673in"><text:p text:style-name="P13"><text:span text:style-name="T5">X</text:span></text:p><draw:enhanced-geometry svg:viewBox="0 0 21600 21600" draw:type="rectangle" draw:enhanced-path="M 0 0 L 21600 0 21600 21600 0 21600 0 0 Z N"/></draw:custom-shape><draw:frame draw:style-name="gr3" draw:text-style-name="P16" xml:id="id1" draw:id="id1" svg:width="0.5598in" svg:height="0.387in" svg:x="1.7972in" svg:y="0.5492in"><draw:text-box><text:p text:style-name="P15"><text:span text:style-name="T5">Uw</text:span></text:p></draw:text-box></draw:frame><draw:connector draw:style-name="gr4" draw:text-style-name="P14" draw:type="line" svg:x1="2.3571in" svg:y1="0.7425in" svg:x2="2.9547in" svg:y2="0.7173in" draw:start-shape="id1" draw:start-glue-point="1" draw:end-shape="id2" draw:end-glue-point="3" svg:d="m5987 1886 1518-64"><text:p/></draw:connector><draw:frame draw:style-name="gr3" draw:text-style-name="P16" xml:id="id3" draw:id="id3" svg:width="0.7276in" svg:height="0.387in" svg:x="3.7047in" svg:y="0.2173in"><draw:text-box><text:p text:style-name="P15"><text:span text:style-name="T5">halts</text:span></text:p></draw:text-box></draw:frame><draw:frame draw:style-name="gr3" draw:text-style-name="P16" xml:id="id4" draw:id="id4" svg:width="0.7969in" svg:height="0.387in" svg:x="3.7047in" svg:y="0.839in"><draw:text-box><text:p text:style-name="P15"><text:span text:style-name="T5">loops</text:span></text:p></draw:text-box></draw:frame><draw:connector draw:style-name="gr4" draw:text-style-name="P14" draw:type="line" svg:x1="3.4547in" svg:y1="0.7173in" svg:x2="3.7047in" svg:y2="0.4102in" draw:start-shape="id2" draw:start-glue-point="1" draw:end-shape="id3" draw:end-glue-point="3" svg:d="m8775 1822 635-780"><text:p/></draw:connector><draw:connector draw:style-name="gr4" draw:text-style-name="P14" draw:type="line" svg:x1="3.4547in" svg:y1="0.7173in" svg:x2="3.7047in" svg:y2="1.0319in" draw:start-shape="id2" draw:start-glue-point="1" draw:end-shape="id4" draw:end-glue-point="3" svg:d="m8775 1822 635 799"><text:p/></draw:connector></draw:g>Assume there is a machine X that will decide whether the universal machine with input string w will halt. In other words:</text:p>
      <text:p text:style-name="P6"/>
      <text:p text:style-name="P6"/>
      <text:p text:style-name="P6"/>
      <text:p text:style-name="P6"/>
      <text:p text:style-name="P6"/>
      <text:p text:style-name="P6"><draw:g text:anchor-type="paragraph" draw:z-index="1" draw:style-name="gr1"><draw:frame draw:style-name="gr3" draw:text-style-name="P16" xml:id="id5" draw:id="id5" svg:width="0.935in" svg:height="0.387in" svg:x="1.0181in" svg:y="0.8866in"><draw:text-box><text:p text:style-name="P15"><text:span text:style-name="T5">R(M)w</text:span></text:p></draw:text-box></draw:frame><draw:connector draw:style-name="gr4" draw:text-style-name="P14" draw:type="line" svg:x1="1.9528in" svg:y1="1.0799in" svg:x2="2.1756in" svg:y2="1.0547in" draw:start-shape="id5" draw:start-glue-point="1" draw:end-shape="id6" draw:end-glue-point="3" svg:d="m4960 2743 566-64"><text:p/></draw:connector><draw:custom-shape draw:style-name="gr2" draw:text-style-name="P14" xml:id="id6" draw:id="id6" svg:width="0.5004in" svg:height="0.5004in" svg:x="2.1756in" svg:y="0.8047in"><text:p text:style-name="P13"><text:span text:style-name="T5">R</text:span></text:p><draw:enhanced-geometry svg:viewBox="0 0 21600 21600" draw:type="rectangle" draw:enhanced-path="M 0 0 L 21600 0 21600 21600 0 21600 0 0 Z N"/></draw:custom-shape><draw:connector draw:style-name="gr4" draw:text-style-name="P14" draw:type="line" svg:x1="2.6756in" svg:y1="1.0547in" svg:x2="3.0028in" svg:y2="1.0591in" draw:start-shape="id6" draw:start-glue-point="1" draw:end-shape="id7" draw:end-glue-point="3" svg:d="m6796 2679 831 11"><text:p/></draw:connector><draw:g draw:style-name="gr5" xml:id="id7" draw:id="id7"><draw:custom-shape draw:style-name="gr2" draw:text-style-name="P14" xml:id="id9" draw:id="id9" svg:width="0.5012in" svg:height="0.5012in" svg:x="4.5173in" svg:y="0.8047in"><text:p text:style-name="P13"><text:span text:style-name="T5">X</text:span></text:p><draw:enhanced-geometry svg:viewBox="0 0 21600 21600" draw:type="rectangle" draw:enhanced-path="M 0 0 L 21600 0 21600 21600 0 21600 0 0 Z N"/></draw:custom-shape><draw:frame draw:style-name="gr3" draw:text-style-name="P16" xml:id="id8" draw:id="id8" svg:width="1.1157in" svg:height="0.387in" svg:x="3.0028in" svg:y="0.8866in"><draw:text-box><text:p text:style-name="P15"><text:span text:style-name="T5">UR(M)w</text:span></text:p></draw:text-box></draw:frame><draw:connector draw:style-name="gr4" draw:text-style-name="P14" draw:type="line" svg:x1="4.1181in" svg:y1="1.0799in" svg:x2="4.5173in" svg:y2="1.0547in" draw:start-shape="id8" draw:start-glue-point="1" draw:end-shape="id9" draw:end-glue-point="3" svg:d="m10460 2743 1014-64"><text:p/></draw:connector><draw:frame draw:style-name="gr3" draw:text-style-name="P16" xml:id="id10" draw:id="id10" svg:width="0.7276in" svg:height="0.387in" svg:x="5.2256in" svg:y="0.5547in"><draw:text-box><text:p text:style-name="P15"><text:span text:style-name="T5">halts</text:span></text:p></draw:text-box></draw:frame><draw:frame draw:style-name="gr3" draw:text-style-name="P16" xml:id="id11" draw:id="id11" svg:width="0.7969in" svg:height="0.387in" svg:x="5.2256in" svg:y="1.1764in"><draw:text-box><text:p text:style-name="P15"><text:span text:style-name="T5">loops</text:span></text:p></draw:text-box></draw:frame><draw:connector draw:style-name="gr4" draw:text-style-name="P14" draw:type="line" svg:x1="5.0181in" svg:y1="1.0543in" svg:x2="5.2256in" svg:y2="0.7476in" draw:start-shape="id9" draw:start-glue-point="1" draw:end-shape="id10" draw:end-glue-point="3" svg:d="m12746 2678 527-779"><text:p/></draw:connector><draw:connector draw:style-name="gr4" draw:text-style-name="P14" draw:type="line" svg:x1="5.0181in" svg:y1="1.0547in" svg:x2="5.2256in" svg:y2="1.3693in" draw:start-shape="id9" draw:start-glue-point="1" draw:end-shape="id11" draw:end-glue-point="3" svg:d="m12746 2679 527 799"><text:p/></draw:connector></draw:g></draw:g>Let us construct a reduction R that takes an input R(M)w and puts the universal machine U <text:s/>in front of it. As stated above, X runs the universal machine U on input w and halts if U halts and loops if U loops. In other words:</text:p>
      <text:p text:style-name="P6"/>
      <text:p text:style-name="P6"/>
      <text:p text:style-name="P6"/>
      <text:p text:style-name="P6"/>
      <text:p text:style-name="P6"/>
      <text:p text:style-name="P6"/>
      <text:p text:style-name="P6">This is the form of the Halting Problem, and we have found our contradiction.</text:p>
      <text:p text:style-name="P6"/>
      <text:p text:style-name="P3"/>
      <text:p text:style-name="P3">4.</text:p>
      <text:p text:style-name="P6">We can reduce the Halting Problem to this problem. Let us assume we have an arbitrary machine A that solves the decidability problem in question. The input to our reduction R is the representation of a Turing Machine M followed by an input string w. The result of R is the representation of a machine M' that </text:p>
      <text:p text:style-name="P6">1. Starts with the input 101 on the tape, and otherwise fails</text:p>
      <text:p text:style-name="P6">2. Erases 101 from the tape and writes w</text:p>
      <text:p text:style-name="P6">3. Runs M on w.</text:p>
      <text:p text:style-name="P6">We thus have a computation with input R(M)w and is decidable. This is a contradiction of the proof of the halting problem</text:p>
      <text:p text:style-name="P6"/>
      <text:p text:style-name="P7">6.</text:p>
      <text:p text:style-name="P6">Assume we have a machine X that is decidable on input machine R(M)qiw, which halts if M enters state qi on computation of w. </text:p>
      <text:p text:style-name="P6"><text:tab/>Let us define a reduction R that takes as input a machine of the form R(M)w. The reduction takes all the outgoing transitions of qi and removes them. It then takes all the undefined transitions and loops them for all the other states. </text:p>
      <text:p text:style-name="P6"><text:tab/>This way, transitions into qi will always halt, and transitions elsewhere will always loop. This is a reduction from the halting problem with input R(M)w to the state entry problem, which is our desired contradiction. </text:p>
      <text:p text:style-name="P6"/>
      <text:p text:style-name="P7">10.</text:p>
      <text:p text:style-name="P6">Assuming that it is supposed to be {1}* and assuming that this is for an arbitrary turing <text:soft-page-break/>machine, then we can assume that we have a machine X that takes as input R(M)1* and decides whether R(M) halts with input 1*. Let us define a reduction R that takes as input R(M) and produces a machine M' that erases its input and runs M on the blank tape. I think this only works if we're talking about arbitrary turing machines rather than a specific machine. We <text:span text:style-name="T1">can</text:span> say that a specific machine decides whether a string 1* is even, but not an arbitrary machine by the above proof.</text:p>
      <text:p text:style-name="P6"/>
      <text:p text:style-name="P7">12.</text:p>
      <text:p text:style-name="P6">(a) To show that P is <text:s/>non-trivial, we simply need to show that P is satisfiable by some, but not all and not zero, languages. In other words, we need to show that one language satisfies P and one does not. The language L={w} satisfies P and the language L'={} does not.</text:p>
      <text:p text:style-name="P6">(b) The language L={x} satisfies P while L={x}* does not.</text:p>
      <text:p text:style-name="P6">(c) L = {x} satisfies P while L = {a<text:span text:style-name="T2">i</text:span>b<text:span text:style-name="T2">i</text:span>c<text:span text:style-name="T2">i</text:span>} does not.</text:p>
      <text:p text:style-name="P6">(d) The language L={0,1}* satisfies P while L ={a} does not.</text:p>
      <text:p text:style-name="P7"/>
      <text:p text:style-name="P7">13.</text:p>
      <text:p text:style-name="P6">(a) If L is recursive, then there is a turing machine X that halts for all inputs from L. Let us design X so that it takes as input R(M), and runs M on R(M). This guarantees that X will halt for every input R(M) that is in the language. It will also halt on any malformed input. However, if R(M) is not in the language, then the machine will run M on input R(M) and not halt, which means X will also not halt.</text:p>
      <text:p text:style-name="P6">(b) I have already described L's recursive enumerability above. If L is recursively enumerable, then it will halt on success and loop on failure. See (a) for details.</text:p>
      <text:p text:style-name="P7"/>
      <text:p text:style-name="P7">15.</text:p>
      <text:p text:style-name="P6">(a) This Semi-Thue system will look exactly like the one from example 12.5.1, except that the 1's are 0's and the 0's are 1's. </text:p>
      <text:p text:style-name="P6">(b) This computation assumes that there are loops on the final state for 0 and 1 as in the example 12.5.1</text:p>
      <text:p text:style-name="P6">q0B01B</text:p>
      <text:p text:style-name="P6">|- Bq101B</text:p>
      <text:p text:style-name="P6">|- B0q21B</text:p>
      <text:p text:style-name="P6">|- B01q2B</text:p>
      <text:p text:style-name="P6">|- accept</text:p>
      <text:p text:style-name="P6">[q0B01B]</text:p>
      <text:p text:style-name="P6">=&gt;[Bq001B]</text:p>
      <text:p text:style-name="P6">=&gt; [B0q11B]</text:p>
      <text:p text:style-name="P6">=&gt; [B01q1B]</text:p>
      <text:p text:style-name="P6">=&gt; [B01qR]</text:p>
      <text:p text:style-name="P6">=&gt; [B01qL]</text:p>
      <text:p text:style-name="P6">=&gt; [B0qL]</text:p>
      <text:p text:style-name="P6">=&gt; [BqL]</text:p>
      <text:p text:style-name="P6">=&gt; [qL]</text:p>
      <text:p text:style-name="P6">=&gt; [qf]</text:p>
      <text:p text:style-name="P6"/>
      <text:p text:style-name="P7"/>
      <text:p text:style-name="P7"><text:soft-page-break/>16</text:p>
      <text:p text:style-name="P7">c.</text:p>
      <text:p text:style-name="P8">aabbaaabb</text:p>
      <text:p text:style-name="P8">aabbaaabb</text:p>
      <text:p text:style-name="P7"/>
      <text:p text:style-name="P7">d.</text:p>
      <text:p text:style-name="P6">I cannot find a solution for this one that uses all the dominos. The following solution uses only 3 of them:</text:p>
      <text:p text:style-name="P6">a<text:tab/>bba<text:tab/>ba</text:p>
      <text:p text:style-name="P6">ab<text:tab/>b<text:tab/>aba</text:p>
      <text:p text:style-name="P6">I'll show that this seems to be unsolvable using a tabbed decision tree.</text:p>
      <text:p text:style-name="P6">a</text:p>
      <text:p text:style-name="P6">ab</text:p>
      <text:p text:style-name="P6"><text:tab/>aba</text:p>
      <text:p text:style-name="P6"><text:tab/>ababa</text:p>
      <text:p text:style-name="P6"><text:tab/><text:tab/>ababa</text:p>
      <text:p text:style-name="P6"><text:tab/><text:tab/>ababaaba</text:p>
      <text:p text:style-name="P6"><text:tab/><text:tab/><text:tab/>ababaa</text:p>
      <text:p text:style-name="P6"><text:tab/><text:tab/><text:tab/>ababaabaab</text:p>
      <text:p text:style-name="P6"><text:tab/><text:tab/><text:tab/><text:tab/>ababaaba</text:p>
      <text:p text:style-name="P6"><text:tab/><text:tab/><text:tab/><text:tab/>ababaabaababa [endless loop]</text:p>
      <text:p text:style-name="P6"><text:tab/><text:tab/><text:tab/><text:tab/><text:span text:style-name="T3">or</text:span></text:p>
      <text:p text:style-name="P6"><text:tab/><text:tab/><text:tab/><text:tab/>ababaab</text:p>
      <text:p text:style-name="P6"><text:tab/><text:tab/><text:tab/><text:tab/>ababaabaababa <text:s/>[endless loop]</text:p>
      <text:p text:style-name="P6"><text:tab/><text:tab/><text:span text:style-name="T3">or</text:span></text:p>
      <text:p text:style-name="P6"><text:tab/><text:tab/>abab</text:p>
      <text:p text:style-name="P6"><text:tab/><text:tab/>ababaaba</text:p>
      <text:p text:style-name="P6"><text:tab/><text:tab/><text:tab/>ababa</text:p>
      <text:p text:style-name="P6"><text:tab/><text:tab/><text:tab/>ababaabaab</text:p>
      <text:p text:style-name="P6"><text:tab/><text:tab/><text:tab/><text:tab/>ababaa</text:p>
      <text:p text:style-name="P6"><text:tab/><text:tab/><text:tab/><text:tab/>ababaabaabab</text:p>
      <text:p text:style-name="P6"><text:tab/><text:tab/><text:tab/><text:tab/><text:tab/>ababaaba</text:p>
      <text:p text:style-name="P6"><text:tab/><text:tab/><text:tab/><text:tab/><text:tab/>ababaabaabababa [endless loop]</text:p>
      <text:p text:style-name="P6"><text:tab/><text:tab/><text:tab/><text:tab/><text:tab/><text:span text:style-name="T3">or</text:span></text:p>
      <text:p text:style-name="P6"><text:tab/><text:tab/><text:tab/><text:tab/><text:tab/>ababaab</text:p>
      <text:p text:style-name="P6"><text:tab/><text:tab/><text:tab/><text:tab/><text:tab/>ababaabaababab [endless loop]</text:p>
      <text:p text:style-name="P6"><text:tab/><text:span text:style-name="T3">or</text:span></text:p>
      <text:p text:style-name="P6"><text:tab/>ab</text:p>
      <text:p text:style-name="P6"><text:tab/>ababa</text:p>
      <text:p text:style-name="P6"><text:tab/><text:tab/>aba</text:p>
      <text:p text:style-name="P6"><text:tab/><text:tab/>ababaab</text:p>
      <text:p text:style-name="P6"><text:tab/><text:tab/><text:tab/>ababa</text:p>
      <text:p text:style-name="P6"><text:tab/><text:tab/><text:tab/>ababaababa [endless loop]</text:p>
      <text:p text:style-name="P6"><text:tab/><text:tab/><text:tab/><text:span text:style-name="T3">or</text:span></text:p>
      <text:p text:style-name="P6"><text:tab/><text:tab/><text:tab/>abab</text:p>
      <text:p text:style-name="P6"><text:tab/><text:tab/><text:tab/>ababaababa [endless loop]</text:p>
      <text:p text:style-name="P6"><text:soft-page-break/><text:tab/><text:span text:style-name="T3">or</text:span></text:p>
      <text:p text:style-name="P6"><text:tab/>abba</text:p>
      <text:p text:style-name="P6"><text:tab/>abb</text:p>
      <text:p text:style-name="P6"><text:tab/><text:tab/>abbaba</text:p>
      <text:p text:style-name="P6"><text:tab/><text:tab/>abbaba [solution without using all dominos]</text:p>
      <text:p text:style-name="P6"><text:tab/><text:tab/><text:span text:style-name="T3">or</text:span></text:p>
      <text:p text:style-name="P6"><text:tab/><text:tab/>abbab</text:p>
      <text:p text:style-name="P6"><text:tab/><text:tab/>abbaba</text:p>
      <text:p text:style-name="P6"><text:tab/><text:tab/><text:tab/>abbaba</text:p>
      <text:p text:style-name="P6"><text:tab/><text:tab/><text:tab/>abbabaab</text:p>
      <text:p text:style-name="P6"><text:tab/><text:tab/><text:tab/><text:tab/>abbabaa</text:p>
      <text:p text:style-name="P6"><text:tab/><text:tab/><text:tab/><text:tab/>abbabaabab</text:p>
      <text:p text:style-name="P6"><text:tab/><text:tab/><text:tab/><text:tab/><text:tab/>abbabaaba</text:p>
      <text:p text:style-name="P6"><text:tab/><text:tab/><text:tab/><text:tab/><text:tab/>abbabaabababa [endless loop]</text:p>
      <text:p text:style-name="P12">or</text:p>
      <text:p text:style-name="P6">bba</text:p>
      <text:p text:style-name="P6">b</text:p>
      <text:p text:style-name="P6"><text:tab/>bba</text:p>
      <text:p text:style-name="P6"><text:tab/>b</text:p>
      <text:p text:style-name="P6"><text:tab/><text:tab/>bbabba</text:p>
      <text:p text:style-name="P6"><text:tab/><text:tab/>bb</text:p>
      <text:p text:style-name="P6"><text:tab/><text:tab/><text:tab/>bbabbaa</text:p>
      <text:p text:style-name="P6"><text:tab/><text:tab/><text:tab/>bbab</text:p>
      <text:p text:style-name="P6"><text:tab/><text:tab/><text:tab/><text:tab/>bbabbaabba</text:p>
      <text:p text:style-name="P6"><text:tab/><text:tab/><text:tab/><text:tab/>bbabb [no more options]</text:p>
      <text:p text:style-name="P7"/>
      <text:p text:style-name="P7">17.</text:p>
      <text:p text:style-name="P7">c.</text:p>
      <text:p text:style-name="P6">Again, I'll use a tabbed decision tree where each leaf fails. I'm sorry if this isn't very readable, but it's fast to write out.</text:p>
      <text:p text:style-name="P6">ab</text:p>
      <text:p text:style-name="P6">aba</text:p>
      <text:p text:style-name="P6"><text:tab/>ababa</text:p>
      <text:p text:style-name="P6"><text:tab/>ababaa</text:p>
      <text:p text:style-name="P6"><text:tab/><text:tab/>ababaaba</text:p>
      <text:p text:style-name="P6"><text:tab/><text:tab/>ababaabaa [endless loop]</text:p>
      <text:p text:style-name="P6"><text:tab/><text:tab/>or</text:p>
      <text:p text:style-name="P6"><text:tab/><text:tab/>ababaab</text:p>
      <text:p text:style-name="P6"><text:tab/><text:tab/>ababaaaba</text:p>
      <text:p text:style-name="P6"><text:tab/><text:tab/><text:tab/>ababaabbaa</text:p>
      <text:p text:style-name="P6"><text:tab/><text:tab/><text:tab/>ababaaabaaa [endless loop]</text:p>
      <text:p text:style-name="P6"><text:tab/>or</text:p>
      <text:p text:style-name="P6"><text:tab/>abab</text:p>
      <text:p text:style-name="P6"><text:tab/>abaaba</text:p>
      <text:p text:style-name="P6"><text:tab/><text:tab/>ababbaa</text:p>
      <text:p text:style-name="P6"><text:tab/><text:tab/>abaabaaa [endless loop]</text:p>
      <text:p text:style-name="P8"><text:soft-page-break/></text:p>
      <text:p text:style-name="P7"/>
      <text:p text:style-name="P7">d.</text:p>
      <text:p text:style-name="P8">ab</text:p>
      <text:p text:style-name="P8">abb</text:p>
      <text:p text:style-name="P8"><text:tab/>abbb</text:p>
      <text:p text:style-name="P8"><text:tab/>abbbab</text:p>
      <text:p text:style-name="P8"><text:tab/><text:tab/>abbbab</text:p>
      <text:p text:style-name="P8"><text:tab/><text:tab/>abbbababb</text:p>
      <text:p text:style-name="P8"><text:tab/><text:tab/><text:tab/>abbbabab</text:p>
      <text:p text:style-name="P8"><text:tab/><text:tab/><text:tab/>abbbababbabb [no options]</text:p>
      <text:p text:style-name="P8"><text:tab/><text:tab/><text:tab/>or</text:p>
      <text:p text:style-name="P8"><text:tab/><text:tab/><text:tab/>abbbabab</text:p>
      <text:p text:style-name="P8"><text:tab/><text:tab/><text:tab/>abbbababbbb</text:p>
      <text:p text:style-name="P8"><text:tab/><text:tab/><text:tab/><text:tab/>abbbababbb</text:p>
      <text:p text:style-name="P8"><text:tab/><text:tab/><text:tab/><text:tab/>abbbababbbbbab</text:p>
      <text:p text:style-name="P8"><text:tab/><text:tab/><text:tab/><text:tab/><text:tab/>abbbababbbbb</text:p>
      <text:p text:style-name="P8"><text:tab/><text:tab/><text:tab/><text:tab/><text:tab/>abbbababbbbbabbab<text:tab/></text:p>
      <text:p text:style-name="P8"><text:tab/><text:tab/><text:tab/><text:tab/><text:tab/><text:tab/>abbbababbbbbab</text:p>
      <text:p text:style-name="P8"><text:tab/><text:tab/><text:tab/><text:tab/><text:tab/><text:tab/>abbbababbbbbabbababb [no options]</text:p>
      <text:p text:style-name="P8"><text:tab/><text:tab/><text:tab/><text:tab/><text:tab/><text:tab/>or</text:p>
      <text:p text:style-name="P8"><text:tab/><text:tab/><text:tab/><text:tab/><text:tab/><text:tab/>abbbababbbbbab</text:p>
      <text:p text:style-name="P8"><text:tab/><text:tab/><text:tab/><text:tab/><text:tab/><text:tab/>abbbababbbbbabbabbb [no options]</text:p>
      <text:p text:style-name="P8"><text:tab/><text:tab/>or</text:p>
      <text:p text:style-name="P8"><text:tab/><text:tab/>abbbab</text:p>
      <text:p text:style-name="P8"><text:tab/><text:tab/>abbbabbb</text:p>
      <text:p text:style-name="P8"><text:tab/><text:tab/><text:tab/>abbbabbb</text:p>
      <text:p text:style-name="P8"><text:tab/><text:tab/><text:tab/>abbbabbbbab [no options]</text:p>
      <text:p text:style-name="P7"/>
      <text:p text:style-name="P7">19.</text:p>
      <text:p text:style-name="P6">(a)</text:p>
      <text:p text:style-name="P6">b<text:tab/>babbb<text:tab/>bab<text:tab/>ba</text:p>
      <text:p text:style-name="P6">bbb<text:tab/>ba<text:tab/>aab<text:tab/>a</text:p>
      <text:p text:style-name="P6">solution:</text:p>
      <text:p text:style-name="P6">babbb<text:tab/>b<text:tab/>b<text:tab/>ba</text:p>
      <text:p text:style-name="P6">ba<text:tab/>bbb<text:tab/>bbb<text:tab/>a</text:p>
      <text:p text:style-name="P6">Like 17 d, I'm assuming we're not required to use all the dominos; otherwise, there is no solution.</text:p>
      <text:p text:style-name="P6">(b)</text:p>
      <text:p text:style-name="P6">G<text:span text:style-name="T4">U</text:span>:<text:tab/> </text:p>
      <text:p text:style-name="P6">Su <text:tab/>→ bSu1 | b1</text:p>
      <text:p text:style-name="P6"><text:s/><text:tab/>→ babbbSu2 | babbb2</text:p>
      <text:p text:style-name="P6"><text:tab/>→ babSu3 | bab3</text:p>
      <text:p text:style-name="P6"><text:tab/>→ baSu4 | ba4</text:p>
      <text:p text:style-name="P6">Sl <text:tab/>→ bbbSl1 | bbb1</text:p>
      <text:p text:style-name="P6"><text:tab/>→ baSl2 | ba2</text:p>
      <text:p text:style-name="P6"><text:soft-page-break/><text:tab/>→ aabSl3 | aab3</text:p>
      <text:p text:style-name="P6"><text:tab/>→ aSl4 | a4</text:p>
      <text:p text:style-name="P6">©</text:p>
      <text:p text:style-name="P6">Su</text:p>
      <text:p text:style-name="P6">=&gt; babbbSu2</text:p>
      <text:p text:style-name="P6">=&gt; babbbbSu12</text:p>
      <text:p text:style-name="P6">=&gt; babbbbbSu112</text:p>
      <text:p text:style-name="P6">=&gt; babbbbbba4112</text:p>
      <text:p text:style-name="P6">Sl</text:p>
      <text:p text:style-name="P6">=&gt; baSl2</text:p>
      <text:p text:style-name="P6">=&gt; babbbSl12</text:p>
      <text:p text:style-name="P6">=&gt; babbbbbbSl112</text:p>
      <text:p text:style-name="P6">=&gt; babbbbbba411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ce style:name="Times" svg:font-family="Times"/>
    <style:font-face style:name="Times New Roman" svg:font-family="'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 Bolton<text:tab/>ch. 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jb</meta:initial-creator>
    <meta:creation-date>2010-10-10T18:43:19</meta:creation-date>
    <dc:date>2011-04-15T20:24:04</dc:date>
    <meta:editing-cycles>1018</meta:editing-cycles>
    <meta:editing-duration>P1DT18H59M41S</meta:editing-duration>
    <meta:document-statistic meta:table-count="0" meta:image-count="0" meta:object-count="0" meta:page-count="6" meta:paragraph-count="188" meta:word-count="995" meta:character-count="5584"/>
    <meta:user-defined meta:name="Info 1"/>
    <meta:user-defined meta:name="Info 2"/>
    <meta:user-defined meta:name="Info 3"/>
    <meta:user-defined meta:name="Info 4"/>
  </office:meta>
</office:document-meta>
</file>